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  <style:text-properties style:font-name="Liberation Mono" fo:font-size="30pt" fo:font-weight="normal" style:font-size-asian="30pt" style:font-weight-asian="normal" style:font-size-complex="30pt" style:font-weight-complex="normal"/>
    </style:style>
    <style:style style:name="P3" style:family="paragraph">
      <style:text-properties style:font-name="Liberation Mono" fo:font-size="30pt" fo:font-weight="normal" style:font-size-asian="30pt" style:font-weight-asian="normal" style:font-size-complex="30pt" style:font-weight-complex="normal"/>
    </style:style>
    <style:style style:name="P4" style:family="paragraph">
      <style:paragraph-properties fo:margin-top="0cm" fo:margin-bottom="0.499cm"/>
      <style:text-properties style:font-name="Liberation Mono" fo:font-size="20pt" style:font-size-asian="20pt" style:font-size-complex="20pt"/>
    </style:style>
    <style:style style:name="P5" style:family="paragraph">
      <style:paragraph-properties fo:margin-top="0cm" fo:margin-bottom="0.499cm" fo:line-height="150%"/>
      <style:text-properties style:font-name="Liberation Mono" fo:font-size="20pt" style:font-size-asian="20pt" style:font-size-complex="20pt"/>
    </style:style>
    <style:style style:name="P6" style:family="paragraph">
      <style:text-properties style:font-name="Liberation Mono"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  <style:text-properties style:font-name="Liberation Mono" fo:font-size="30pt" fo:font-weight="normal" style:font-size-asian="30pt" style:font-weight-asian="normal" style:font-size-complex="30pt" style:font-weight-complex="normal"/>
    </style:style>
    <style:style style:name="P8" style:family="paragraph">
      <style:paragraph-properties fo:text-align="center"/>
      <style:text-properties style:font-name="Liberation Mono" fo:font-size="30pt" fo:font-weight="normal" style:font-size-asian="30pt" style:font-weight-asian="normal" style:font-size-complex="30pt" style:font-weight-complex="normal"/>
    </style:style>
    <style:style style:name="P9" style:family="paragraph">
      <style:paragraph-properties fo:line-height="150%"/>
      <style:text-properties style:font-name="Liberation Mono" fo:font-size="20pt" style:font-size-asian="20pt" style:font-size-complex="20pt"/>
    </style:style>
    <style:style style:name="P10" style:family="paragraph">
      <style:paragraph-properties fo:text-align="start"/>
      <style:text-properties style:font-name="Liberation Mono" fo:font-size="20pt" fo:language="en" fo:country="US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Liberation Mono" fo:font-size="30pt" fo:font-style="normal" fo:text-shadow="none" style:text-underline-style="none" fo:font-weight="normal" style:letter-kerning="true" style:font-name-asian="Lohit Devanagari" style:font-size-asian="30pt" style:font-weight-asian="normal" style:font-size-complex="30pt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20pt" style:font-size-asian="20pt" style:font-size-complex="20pt"/>
    </style:style>
    <style:style style:name="T3" style:family="text">
      <style:text-properties style:font-name="Liberation Mono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Comentario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3" draw:layer="layout" svg:width="21.4cm" svg:height="3.163cm" svg:x="1.4cm" svg:y="0.837cm" presentation:class="title">
          <draw:text-box>
            <text:p text:style-name="P2"><text:span text:style-name="T1">¿Qué hay que documentar?</text:span></text:p>
          </draw:text-box>
        </draw:frame>
        <draw:frame presentation:style-name="pr5" draw:text-style-name="P6" draw:layer="layout" svg:width="24.639cm" svg:height="12.179cm" svg:x="1.4cm" svg:y="4.914cm" presentation:class="outline" presentation:user-transformed="true">
          <draw:text-box>
            <text:p text:style-name="P4"><text:span text:style-name="T2"/></text:p>
            <text:p text:style-name="P4"><text:span text:style-name="T2"/></text:p>
            <text:p text:style-name="P5"><text:span text:style-name="T2">(José A. Mañas,2003), “Hay que añadir explicaciones a todo lo que no es evidente. No hay que repetir lo que se hace, sino explicar por qué se hace.”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8" draw:layer="layout" svg:width="21.4cm" svg:height="3.163cm" svg:x="1.4cm" svg:y="0.837cm" presentation:class="title">
          <draw:text-box>
            <text:p text:style-name="P7"><text:span text:style-name="T1">¿Cuándo hay que poner un comentario?</text:span></text:p>
          </draw:text-box>
        </draw:frame>
        <draw:frame presentation:style-name="pr8" draw:text-style-name="P6" draw:layer="layout" svg:width="24.639cm" svg:height="12.179cm" svg:x="1.4cm" svg:y="4.914cm" presentation:class="outline">
          <draw:text-box>
            <text:p text:style-name="P9"><text:span text:style-name="T2"/></text:p>
            <text:p text:style-name="P9"><text:span text:style-name="T2">Al principio de las declaraciones importantes , métodos , </text:span><text:span text:style-name="T2">funciones, instancias, atributos y todo lo que podamos </text:span><text:span text:style-name="T2">hacer en nuestro programa. De ser necesario linea o por </text:span><text:span text:style-name="T2">linea. Siempre que realicemos acciones que, para nosotros </text:span><text:span text:style-name="T2">mismos no sea habitual o algo raro. En fin, <text:s/>siempre que </text:span><text:span text:style-name="T2">el código no sea evidente. Es decir, que los comentarios </text:span><text:span text:style-name="T2">más vale que sobren que falten. </text:span></text:p>
            <text:p text:style-name="P6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>
        <office:forms form:automatic-focus="false" form:apply-design-mode="false"/>
        <draw:frame presentation:style-name="pr1" draw:text-style-name="P10" draw:layer="layout" svg:width="18.599cm" svg:height="3.506cm" svg:x="7.3cm" svg:y="8.8cm" presentation:class="title" presentation:user-transformed="true">
          <draw:text-box>
            <text:p text:style-name="P6"><text:span text:style-name="T3">Carlos Alemán </text:span><text:span text:style-name="T3"><text:line-break/></text:span><text:span text:style-name="T3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11:09:21.031113011</meta:creation-date>
    <meta:editing-duration>PT27M49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4T12:24:26.772745033</dc:date>
    <meta:document-statistic meta:object-count="73"/>
  </office:meta>
</office:document-meta>
</file>